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gif" manifest:full-path="Pictures/100000000000040000000300111207C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rpt="http://openoffice.org/2005/report" xmlns:math="http://www.w3.org/1998/Math/MathML" xmlns:field="urn:openoffice:names:experimental:ooo-ms-interop:xmlns:field:1.0" xmlns:ooo="http://openoffice.org/2004/office" xmlns:form="urn:oasis:names:tc:opendocument:xmlns:form:1.0" xmlns:xsd="http://www.w3.org/2001/XMLSchema" xmlns:of="urn:oasis:names:tc:opendocument:xmlns:of:1.2" xmlns:dom="http://www.w3.org/2001/xml-events" xmlns:oooc="http://openoffice.org/2004/calc" xmlns:style="urn:oasis:names:tc:opendocument:xmlns:style:1.0" xmlns:script="urn:oasis:names:tc:opendocument:xmlns:script:1.0" xmlns:presentation="urn:oasis:names:tc:opendocument:xmlns:presentation:1.0" xmlns:tableooo="http://openoffice.org/2009/table" xmlns:css3t="http://www.w3.org/TR/css3-text/" xmlns:grddl="http://www.w3.org/2003/g/data-view#" xmlns:smil="urn:oasis:names:tc:opendocument:xmlns:smil-compatible:1.0" xmlns:dr3d="urn:oasis:names:tc:opendocument:xmlns:dr3d:1.0" xmlns:text="urn:oasis:names:tc:opendocument:xmlns:text:1.0" xmlns:number="urn:oasis:names:tc:opendocument:xmlns:datastyle:1.0" xmlns:ooow="http://openoffice.org/2004/writer" xmlns:xforms="http://www.w3.org/2002/xforms" xmlns:xlink="http://www.w3.org/1999/xlink" xmlns:formx="urn:openoffice:names:experimental:ooxml-odf-interop:xmlns:form:1.0" xmlns:anim="urn:oasis:names:tc:opendocument:xmlns:animation:1.0" xmlns:table="urn:oasis:names:tc:opendocument:xmlns:table:1.0" xmlns:xhtml="http://www.w3.org/1999/xhtml" xmlns:officeooo="http://openoffice.org/2009/office" xmlns:draw="urn:oasis:names:tc:opendocument:xmlns:drawing:1.0" xmlns:xsi="http://www.w3.org/2001/XMLSchema-instance" xmlns:meta="urn:oasis:names:tc:opendocument:xmlns:meta:1.0" xmlns:fo="urn:oasis:names:tc:opendocument:xmlns:xsl-fo-compatible:1.0" xmlns:svg="urn:oasis:names:tc:opendocument:xmlns:svg-compatible:1.0" xmlns:chart="urn:oasis:names:tc:opendocument:xmlns:chart:1.0" xmlns:dc="http://purl.org/dc/elements/1.1/" grddl:transformation="http://docs.oasis-open.org/office/1.2/xslt/odf2rdf.xsl" office:version="1.2">
  <office:scripts/>
  <office:automatic-styles>
    <style:style style:name="dp1" style:family="drawing-page">
      <style:drawing-page-properties presentation:background-visible="true" presentation:display-date-time="true" draw:fill="solid" draw:fill-image-width="0cm" draw:fill-color="#ffffff" presentation:display-page-number="false" presentation:display-footer="true" draw:fill-image-height="0cm" presentation:background-objects-visible="true"/>
    </style:style>
    <style:style style:name="dp2" style:family="drawing-page">
      <style:drawing-page-properties presentation:display-date-time="true" presentation:display-page-number="false" presentation:display-footer="true" presentation:display-header="true"/>
    </style:style>
    <style:style style:name="dp3" style:family="drawing-page">
      <style:drawing-page-properties presentation:background-visible="true" presentation:display-date-time="true" presentation:display-page-number="false" presentation:display-footer="true" presentation:background-objects-visible="true"/>
    </style:style>
    <style:style style:parent-style-name="standard" style:name="middling" style:family="graphic">
      <style:graphic-properties svg:stroke-color="#000000" draw:stroke="none" fo:max-height="0cm" draw:fill="none" draw:fill-color="#ffffff" draw:auto-grow-height="true" draw:textarea-vertical-align="middle" fo:min-height="0cm" draw:auto-grow-width="false"/>
    </style:style>
    <style:style style:name="gr2" style:family="graphic">
      <style:graphic-properties style:protect="size"/>
    </style:style>
    <style:style style:parent-style-name="standard" style:name="takahashi" style:family="graphic">
      <style:graphic-properties svg:stroke-color="#000000" draw:stroke="none" fo:min-width="3.296cm" draw:textarea-horizontal-align="center" draw:textarea-vertical-align="middle" draw:fill="none" draw:fill-color="#ffffff" draw:auto-grow-height="true" fo:min-height="1.578cm" draw:auto-grow-width="true"/>
    </style:style>
    <style:style style:parent-style-name="standard" style:name="gr4" style:family="graphic">
      <style:graphic-properties draw:red="0%" draw:stroke="none" draw:contrast="0%" draw:textarea-horizontal-align="center" draw:blue="0%" draw:fill="none" fo:clip="rect(0cm, 0cm, 0cm, 0cm)" draw:textarea-vertical-align="middle" draw:gamma="100%" draw:luminance="0%" draw:green="0%" draw:color-mode="standard" draw:image-opacity="100%" style:mirror="none"/>
    </style:style>
    <style:style style:parent-style-name="Default-notes" style:name="pr1" style:family="presentation">
      <style:graphic-properties draw:fill-color="#ffffff" draw:auto-grow-height="true" fo:min-height="12.573cm"/>
    </style:style>
    <style:style style:parent-style-name="Default-notes" style:name="pr2" style:family="presentation">
      <style:graphic-properties fo:min-width="16.771cm" draw:fill-color="#ffffff" draw:auto-grow-height="true" fo:min-height="12.573cm"/>
    </style:style>
    <style:style style:name="P1" style:family="paragraph">
      <style:paragraph-properties fo:text-align="start"/>
      <style:text-properties style:font-size-complex="12pt" fo:font-family="'Liberation Mono'" style:font-family-generic="modern" style:font-size-asian="12pt" style:font-pitch="fixed" fo:font-size="12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style:font-size-complex="20pt" style:font-size-asian="20pt" fo:font-size="20pt"/>
    </style:style>
    <style:style style:name="P4" style:family="paragraph">
      <style:paragraph-properties fo:text-align="center"/>
    </style:style>
    <style:style style:name="M5" style:family="text">
      <style:text-properties style:font-size-complex="5pt" fo:font-family="'Liberation Mono'" style:font-family-generic="modern" style:font-size-asian="5pt" style:font-pitch="fixed" fo:color="#000000" fo:font-size="5pt"/>
    </style:style>
    <style:style style:name="S5" style:family="text">
      <style:text-properties style:font-size-complex="5pt" fo:font-family="'Liberation Sans'" style:font-family-generic="modern" style:font-size-asian="5pt" fo:color="#000000" fo:font-size="5pt"/>
    </style:style>
    <style:style style:name="M6" style:family="text">
      <style:text-properties style:font-size-complex="6pt" fo:font-family="'Liberation Mono'" style:font-family-generic="modern" style:font-size-asian="6pt" style:font-pitch="fixed" fo:color="#000000" fo:font-size="6pt"/>
    </style:style>
    <style:style style:name="S6" style:family="text">
      <style:text-properties style:font-size-complex="6pt" fo:font-family="'Liberation Sans'" style:font-family-generic="modern" style:font-size-asian="6pt" fo:color="#000000" fo:font-size="6pt"/>
    </style:style>
    <style:style style:name="M7" style:family="text">
      <style:text-properties style:font-size-complex="7pt" fo:font-family="'Liberation Mono'" style:font-family-generic="modern" style:font-size-asian="7pt" style:font-pitch="fixed" fo:color="#000000" fo:font-size="7pt"/>
    </style:style>
    <style:style style:name="S7" style:family="text">
      <style:text-properties style:font-size-complex="7pt" fo:font-family="'Liberation Sans'" style:font-family-generic="modern" style:font-size-asian="7pt" fo:color="#000000" fo:font-size="7pt"/>
    </style:style>
    <style:style style:name="M8" style:family="text">
      <style:text-properties style:font-size-complex="8pt" fo:font-family="'Liberation Mono'" style:font-family-generic="modern" style:font-size-asian="8pt" style:font-pitch="fixed" fo:color="#000000" fo:font-size="8pt"/>
    </style:style>
    <style:style style:name="S8" style:family="text">
      <style:text-properties style:font-size-complex="8pt" fo:font-family="'Liberation Sans'" style:font-family-generic="modern" style:font-size-asian="8pt" fo:color="#000000" fo:font-size="8pt"/>
    </style:style>
    <style:style style:name="M9" style:family="text">
      <style:text-properties style:font-size-complex="9pt" fo:font-family="'Liberation Mono'" style:font-family-generic="modern" style:font-size-asian="9pt" style:font-pitch="fixed" fo:color="#000000" fo:font-size="9pt"/>
    </style:style>
    <style:style style:name="S9" style:family="text">
      <style:text-properties style:font-size-complex="9pt" fo:font-family="'Liberation Sans'" style:font-family-generic="modern" style:font-size-asian="9pt" fo:color="#000000" fo:font-size="9pt"/>
    </style:style>
    <style:style style:name="M10" style:family="text">
      <style:text-properties style:font-size-complex="10pt" fo:font-family="'Liberation Mono'" style:font-family-generic="modern" style:font-size-asian="10pt" style:font-pitch="fixed" fo:color="#000000" fo:font-size="10pt"/>
    </style:style>
    <style:style style:name="S10" style:family="text">
      <style:text-properties style:font-size-complex="10pt" fo:font-family="'Liberation Sans'" style:font-family-generic="modern" style:font-size-asian="10pt" fo:color="#000000" fo:font-size="10pt"/>
    </style:style>
    <style:style style:name="M11" style:family="text">
      <style:text-properties style:font-size-complex="11pt" fo:font-family="'Liberation Mono'" style:font-family-generic="modern" style:font-size-asian="11pt" style:font-pitch="fixed" fo:color="#000000" fo:font-size="11pt"/>
    </style:style>
    <style:style style:name="S11" style:family="text">
      <style:text-properties style:font-size-complex="11pt" fo:font-family="'Liberation Sans'" style:font-family-generic="modern" style:font-size-asian="11pt" fo:color="#000000" fo:font-size="11pt"/>
    </style:style>
    <style:style style:name="M12" style:family="text">
      <style:text-properties style:font-size-complex="12pt" fo:font-family="'Liberation Mono'" style:font-family-generic="modern" style:font-size-asian="12pt" style:font-pitch="fixed" fo:color="#000000" fo:font-size="12pt"/>
    </style:style>
    <style:style style:name="S12" style:family="text">
      <style:text-properties style:font-size-complex="12pt" fo:font-family="'Liberation Sans'" style:font-family-generic="modern" style:font-size-asian="12pt" fo:color="#000000" fo:font-size="12pt"/>
    </style:style>
    <style:style style:name="M13" style:family="text">
      <style:text-properties style:font-size-complex="13pt" fo:font-family="'Liberation Mono'" style:font-family-generic="modern" style:font-size-asian="13pt" style:font-pitch="fixed" fo:color="#000000" fo:font-size="13pt"/>
    </style:style>
    <style:style style:name="S13" style:family="text">
      <style:text-properties style:font-size-complex="13pt" fo:font-family="'Liberation Sans'" style:font-family-generic="modern" style:font-size-asian="13pt" fo:color="#000000" fo:font-size="13pt"/>
    </style:style>
    <style:style style:name="M14" style:family="text">
      <style:text-properties style:font-size-complex="14pt" fo:font-family="'Liberation Mono'" style:font-family-generic="modern" style:font-size-asian="14pt" style:font-pitch="fixed" fo:color="#000000" fo:font-size="14pt"/>
    </style:style>
    <style:style style:name="S14" style:family="text">
      <style:text-properties style:font-size-complex="14pt" fo:font-family="'Liberation Sans'" style:font-family-generic="modern" style:font-size-asian="14pt" fo:color="#000000" fo:font-size="14pt"/>
    </style:style>
    <style:style style:name="M15" style:family="text">
      <style:text-properties style:font-size-complex="15pt" fo:font-family="'Liberation Mono'" style:font-family-generic="modern" style:font-size-asian="15pt" style:font-pitch="fixed" fo:color="#000000" fo:font-size="15pt"/>
    </style:style>
    <style:style style:name="S15" style:family="text">
      <style:text-properties style:font-size-complex="15pt" fo:font-family="'Liberation Sans'" style:font-family-generic="modern" style:font-size-asian="15pt" fo:color="#000000" fo:font-size="15pt"/>
    </style:style>
    <style:style style:name="M16" style:family="text">
      <style:text-properties style:font-size-complex="16pt" fo:font-family="'Liberation Mono'" style:font-family-generic="modern" style:font-size-asian="16pt" style:font-pitch="fixed" fo:color="#000000" fo:font-size="16pt"/>
    </style:style>
    <style:style style:name="S16" style:family="text">
      <style:text-properties style:font-size-complex="16pt" fo:font-family="'Liberation Sans'" style:font-family-generic="modern" style:font-size-asian="16pt" fo:color="#000000" fo:font-size="16pt"/>
    </style:style>
    <style:style style:name="M17" style:family="text">
      <style:text-properties style:font-size-complex="17pt" fo:font-family="'Liberation Mono'" style:font-family-generic="modern" style:font-size-asian="17pt" style:font-pitch="fixed" fo:color="#000000" fo:font-size="17pt"/>
    </style:style>
    <style:style style:name="S17" style:family="text">
      <style:text-properties style:font-size-complex="17pt" fo:font-family="'Liberation Sans'" style:font-family-generic="modern" style:font-size-asian="17pt" fo:color="#000000" fo:font-size="17pt"/>
    </style:style>
    <style:style style:name="M18" style:family="text">
      <style:text-properties style:font-size-complex="18pt" fo:font-family="'Liberation Mono'" style:font-family-generic="modern" style:font-size-asian="18pt" style:font-pitch="fixed" fo:color="#000000" fo:font-size="18pt"/>
    </style:style>
    <style:style style:name="S18" style:family="text">
      <style:text-properties style:font-size-complex="18pt" fo:font-family="'Liberation Sans'" style:font-family-generic="modern" style:font-size-asian="18pt" fo:color="#000000" fo:font-size="18pt"/>
    </style:style>
    <style:style style:name="M19" style:family="text">
      <style:text-properties style:font-size-complex="19pt" fo:font-family="'Liberation Mono'" style:font-family-generic="modern" style:font-size-asian="19pt" style:font-pitch="fixed" fo:color="#000000" fo:font-size="19pt"/>
    </style:style>
    <style:style style:name="S19" style:family="text">
      <style:text-properties style:font-size-complex="19pt" fo:font-family="'Liberation Sans'" style:font-family-generic="modern" style:font-size-asian="19pt" fo:color="#000000" fo:font-size="19pt"/>
    </style:style>
    <style:style style:name="M20" style:family="text">
      <style:text-properties style:font-size-complex="20pt" fo:font-family="'Liberation Mono'" style:font-family-generic="modern" style:font-size-asian="20pt" style:font-pitch="fixed" fo:color="#000000" fo:font-size="20pt"/>
    </style:style>
    <style:style style:name="S20" style:family="text">
      <style:text-properties style:font-size-complex="20pt" fo:font-family="'Liberation Sans'" style:font-family-generic="modern" style:font-size-asian="20pt" fo:color="#000000" fo:font-size="20pt"/>
    </style:style>
    <style:style style:name="M25" style:family="text">
      <style:text-properties style:font-size-complex="25pt" fo:font-family="'Liberation Mono'" style:font-family-generic="modern" style:font-size-asian="25pt" style:font-pitch="fixed" fo:color="#000000" fo:font-size="25pt"/>
    </style:style>
    <style:style style:name="S25" style:family="text">
      <style:text-properties style:font-size-complex="25pt" fo:font-family="'Liberation Sans'" style:font-family-generic="modern" style:font-size-asian="25pt" fo:color="#000000" fo:font-size="25pt"/>
    </style:style>
    <style:style style:name="M30" style:family="text">
      <style:text-properties style:font-size-complex="30pt" fo:font-family="'Liberation Mono'" style:font-family-generic="modern" style:font-size-asian="30pt" style:font-pitch="fixed" fo:color="#000000" fo:font-size="30pt"/>
    </style:style>
    <style:style style:name="S30" style:family="text">
      <style:text-properties style:font-size-complex="30pt" fo:font-family="'Liberation Sans'" style:font-family-generic="modern" style:font-size-asian="30pt" fo:color="#000000" fo:font-size="30pt"/>
    </style:style>
    <style:style style:name="M40" style:family="text">
      <style:text-properties style:font-size-complex="40pt" fo:font-family="'Liberation Mono'" style:font-family-generic="modern" style:font-size-asian="40pt" style:font-pitch="fixed" fo:color="#000000" fo:font-size="40pt"/>
    </style:style>
    <style:style style:name="S40" style:family="text">
      <style:text-properties style:font-size-complex="40pt" fo:font-family="'Liberation Sans'" style:font-family-generic="modern" style:font-size-asian="40pt" fo:color="#000000" fo:font-size="40pt"/>
    </style:style>
    <style:style style:name="M50" style:family="text">
      <style:text-properties style:font-size-complex="50pt" fo:font-family="'Liberation Mono'" style:font-family-generic="modern" style:font-size-asian="50pt" style:font-pitch="fixed" fo:color="#000000" fo:font-size="50pt"/>
    </style:style>
    <style:style style:name="S50" style:family="text">
      <style:text-properties style:font-size-complex="50pt" fo:font-family="'Liberation Sans'" style:font-family-generic="modern" style:font-size-asian="50pt" fo:color="#000000" fo:font-size="50pt"/>
    </style:style>
    <style:style style:name="Magenta" style:family="text">
      <style:text-properties fo:color="#ff20c0"/>
    </style:style>
    <style:style style:name="Lavender" style:family="text">
      <style:text-properties fo:color="#b040f0"/>
    </style:style>
    <style:style style:name="Red" style:family="text">
      <style:text-properties fo:color="#ff0000"/>
    </style:style>
    <style:style style:name="Orange" style:family="text">
      <style:text-properties fo:color="#ff8000"/>
    </style:style>
    <style:style style:name="Yellow" style:family="text">
      <style:text-properties fo:color="#ffff00"/>
    </style:style>
    <style:style style:name="Green" style:family="text">
      <style:text-properties fo:color="#00c000"/>
    </style:style>
    <style:style style:name="Cyan" style:family="text">
      <style:text-properties fo:color="#00e0e0"/>
    </style:style>
    <style:style style:name="Blue" style:family="text">
      <style:text-properties fo:color="#0000e0"/>
    </style:style>
    <style:style style:name="Purple" style:family="text">
      <style:text-properties fo:color="#900090"/>
    </style:style>
    <style:style style:name="Black" style:family="text">
      <style:text-properties fo:color="#000000"/>
    </style:style>
    <style:style style:name="Gray" style:family="text">
      <style:text-properties fo:color="#808080"/>
    </style:style>
    <style:style style:name="White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5">Introducció a Perl
</text:span>
            </text:p>
            <text:p text:style-name="P3">
              <text:span text:style-name="S25">Barcelona.pm
</text:span>
            </text:p>
            <text:p text:style-name="P3">
              <text:span text:style-name="S25">11.11.05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5"><text:span text:style-name="Blue">Agraïments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UPC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5">chromatic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CPET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sodexo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Blue">Enquesta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feedback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Red">OK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Green">FAIL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0"><text:span text:style-name="Blue">Esdeveniments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curs
</text:span>
            </text:p>
            <text:p text:style-name="P3">
              <text:span text:style-name="S40">avançat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5">workshop
</text:span>
            </text:p>
            <text:p text:style-name="P3">
              <text:span text:style-name="S35">Barcelona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YAPC
</text:span>
            </text:p>
            <text:p text:style-name="P3">
              <text:span text:style-name="S40">EU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0"><text:span text:style-name="Blue">Barcelona.pm</text:span>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5">reunions
</text:span>
            </text:p>
            <text:p text:style-name="P3">
              <text:span text:style-name="S35">mensuals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5">barcelona-pm@pm.org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0">@barcelonapm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0">irc.perl.org
</text:span>
            </text:p>
            <text:p text:style-name="P3">
              <text:span text:style-name="S30">#barcelona.pm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5">Perl is my community</text:span>
            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254cm" fo:padding-right="0.254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line-break="normal">
        <style:tab-stops/>
      </style:paragraph-properties>
      <style:text-properties style:use-window-font-color="true" style:text-outline="false" style:text-line-through-style="none" fo:font-family="'Liberation Mono'" style:font-style-name="Regular" style:font-family-generic="modern" style:font-pitch="fixed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8.0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373cm" svg:height="1.396cm" svg:x="3.498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262cm" svg:height="1.396cm" svg:x="15.27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73cm" svg:height="1.396cm" svg:x="3.498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373cm" svg:height="1.396cm" svg:x="15.718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14cm" svg:height="7.047cm" svg:x="1.24cm" svg:y="2.397cm" draw:page-number="1"/>
      <draw:page-thumbnail draw:layer="backgroundobjects" svg:width="8.814cm" svg:height="7.047cm" svg:x="1.24cm" svg:y="10.445cm" draw:page-number="2"/>
      <draw:page-thumbnail draw:layer="backgroundobjects" svg:width="8.814cm" svg:height="7.047cm" svg:x="1.24cm" svg:y="18.493cm" draw:page-number="3"/>
      <draw:page-thumbnail draw:layer="backgroundobjects" svg:width="8.814cm" svg:height="7.047cm" svg:x="11.535cm" svg:y="2.397cm" draw:page-number="4"/>
      <draw:page-thumbnail draw:layer="backgroundobjects" svg:width="8.814cm" svg:height="7.047cm" svg:x="11.535cm" svg:y="10.445cm"/>
      <draw:page-thumbnail draw:layer="backgroundobjects" svg:width="8.814cm" svg:height="7.047cm" svg:x="11.535cm" svg:y="18.493cm"/>
    </style:handout-master>
    <style:master-page style:name="Default" style:page-layout-name="PM1" draw:style-name="Mdp1">
      <draw:frame presentation:style-name="Default-title" draw:layer="backgroundobjects" svg:width="9.007cm" svg:height="1.336cm" svg:x="0.499cm" svg:y="0.318cm" presentation:class="title" presentation:placeholder="true">
        <draw:text-box/>
      </draw:frame>
      <draw:frame presentation:style-name="Default-outline1" draw:layer="backgroundobjects" svg:width="9.007cm" svg:height="5.281cm" svg:x="0.499cm" svg:y="1.871cm" presentation:class="outline" presentation:placeholder="true">
        <draw:text-box/>
      </draw:frame>
      <draw:frame presentation:style-name="Mpr1" draw:text-style-name="MP1" draw:layer="backgroundobjects" svg:width="2.332cm" svg:height="0.552cm" svg:x="0.499cm" svg:y="7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552cm" svg:x="3.422cm" svg:y="7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552cm" svg:x="7.175cm" svg:y="7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rry Wall</meta:initial-creator>
    <meta:creation-date>2011-01-24T12:09:20</meta:creation-date>
    <meta:editing-duration>PT23H16M22S</meta:editing-duration>
    <meta:editing-cycles>7</meta:editing-cycles>
    <dc:date>2011-01-25T12:15:37</dc:date>
    <dc:creator>Larry Wall</dc:creator>
    <meta:generator>OpenOffice.org/3.2$Unix OpenOffice.org_project/320m19$Build-9505</meta:generator>
    <meta:document-statistic meta:object-count="33"/>
  </office:meta>
</office:document-meta>
</file>